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asian="Droid Sans Fallback" style:language-asian="zh" style:country-asian="CN" style:font-name-complex="FreeSans" style:language-complex="hi" style:country-complex="IN"/>
    </style:style>
    <style:style style:name="P4" style:family="paragraph" style:parent-style-name="Standard">
      <style:text-properties style:font-weight-complex="bold"/>
    </style:style>
    <style:style style:name="P5" style:family="paragraph" style:parent-style-name="Text_20_body_20__28_user_29_">
      <style:text-properties style:font-name="Cambria"/>
    </style:style>
    <style:style style:name="P6" style:family="paragraph" style:parent-style-name="Normal_20__28_Web_29_">
      <style:text-properties style:font-name="Cambria"/>
    </style:style>
    <style:style style:name="P7" style:family="paragraph" style:parent-style-name="Normal_20__28_Web_29_">
      <style:paragraph-properties fo:keep-with-next="always"/>
    </style:style>
    <style:style style:name="P8" style:family="paragraph" style:parent-style-name="Normal_20__28_Web_29_">
      <style:paragraph-properties fo:keep-with-next="always"/>
      <style:text-properties style:font-name="Cambria"/>
    </style:style>
    <style:style style:name="P9" style:family="paragraph" style:parent-style-name="Normal_20__28_Web_29_">
      <style:paragraph-properties fo:margin-left="1in" fo:margin-right="0in" fo:text-indent="0in" style:auto-text-indent="false"/>
      <style:text-properties style:font-name="Courier New" style:font-name-complex="Courier New2"/>
    </style:style>
    <style:style style:name="P10" style:family="paragraph" style:parent-style-name="Text_20_body_20__28_user_29_">
      <style:paragraph-properties fo:margin-left="0.25in" fo:margin-right="0in" fo:text-indent="0in" style:auto-text-indent="false"/>
      <style:text-properties style:font-name="Cambria"/>
    </style:style>
    <style:style style:name="P11" style:family="paragraph" style:parent-style-name="Text_20_body_20__28_user_29_" style:list-style-name="WWNum4"/>
    <style:style style:name="P12" style:family="paragraph" style:parent-style-name="Text_20_body_20__28_user_29_" style:list-style-name="WWNum4">
      <style:text-properties style:font-name="Cambria"/>
    </style:style>
    <style:style style:name="P13" style:family="paragraph" style:parent-style-name="Text_20_body_20__28_user_29_" style:list-style-name="WWNum5">
      <style:text-properties style:font-name="Cambria"/>
    </style:style>
    <style:style style:name="P14" style:family="paragraph" style:parent-style-name="Text_20_body_20__28_user_29_" style:list-style-name="WWNum6">
      <style:text-properties style:font-name="Cambria"/>
    </style:style>
    <style:style style:name="P15" style:family="paragraph" style:parent-style-name="Text_20_body_20__28_user_29_" style:list-style-name="WWNum7">
      <style:text-properties style:font-name="Cambria"/>
    </style:style>
    <style:style style:name="P16" style:family="paragraph" style:parent-style-name="Text_20_body_20__28_user_29_" style:list-style-name="WWNum5"/>
    <style:style style:name="P17" style:family="paragraph" style:parent-style-name="Text_20_body_20__28_user_29_" style:list-style-name="WWNum6"/>
    <style:style style:name="P18" style:family="paragraph" style:parent-style-name="Text_20_body_20__28_user_29_" style:list-style-name="WWNum7"/>
    <style:style style:name="P19" style:family="paragraph" style:parent-style-name="Text_20_body_20__28_user_29_" style:list-style-name="EdEppStyle">
      <style:text-properties fo:color="#00000a" style:font-name="Cambria"/>
    </style:style>
    <style:style style:name="P20" style:family="paragraph" style:parent-style-name="Text_20_body_20__28_user_29_" style:list-style-name="EdEppStyle"/>
    <style:style style:name="P21" style:family="paragraph" style:parent-style-name="Normal_20__28_Web_29_" style:list-style-name="EdEppStyle">
      <style:text-properties fo:color="#00000a" style:font-name="Cambria"/>
    </style:style>
    <style:style style:name="P22" style:family="paragraph" style:parent-style-name="Normal_20__28_Web_29_">
      <style:text-properties style:font-name="Cambria"/>
    </style:style>
    <style:style style:name="P23" style:family="paragraph" style:parent-style-name="Normal_20__28_Web_29_">
      <style:text-properties style:font-name="Cambria" officeooo:rsid="001a6664" officeooo:paragraph-rsid="001a6664"/>
    </style:style>
    <style:style style:name="P24" style:family="paragraph" style:parent-style-name="Normal_20__28_Web_29_" style:list-style-name="EdEppStyle"/>
    <style:style style:name="P25" style:family="paragraph" style:parent-style-name="Normal_20__28_Web_29_" style:list-style-name="EdEppStyle">
      <style:text-properties officeooo:paragraph-rsid="001a949c"/>
    </style:style>
    <style:style style:name="P26" style:family="paragraph" style:parent-style-name="Normal_20__28_Web_29_" style:list-style-name="EdEppStyle">
      <style:text-properties officeooo:rsid="0021862a" officeooo:paragraph-rsid="0021862a"/>
    </style:style>
    <style:style style:name="P27" style:family="paragraph" style:parent-style-name="Normal_20__28_Web_29_">
      <style:text-properties officeooo:rsid="0021862a" officeooo:paragraph-rsid="0021862a"/>
    </style:style>
    <style:style style:name="P28" style:family="paragraph" style:parent-style-name="Normal_20__28_Web_29_">
      <style:text-properties officeooo:paragraph-rsid="0025745e"/>
    </style:style>
    <style:style style:name="P29" style:family="paragraph" style:parent-style-name="Normal_20__28_Web_29_">
      <style:text-properties officeooo:rsid="00268223" officeooo:paragraph-rsid="00268223"/>
    </style:style>
    <style:style style:name="P30" style:family="paragraph" style:parent-style-name="Normal_20__28_Web_29_">
      <style:text-properties officeooo:rsid="0028cdeb" officeooo:paragraph-rsid="0028cdeb"/>
    </style:style>
    <style:style style:name="P31" style:family="paragraph" style:parent-style-name="Normal_20__28_Web_29_">
      <style:text-properties officeooo:rsid="0028cdeb" officeooo:paragraph-rsid="002d4aed"/>
    </style:style>
    <style:style style:name="P32" style:family="paragraph" style:parent-style-name="Normal_20__28_Web_29_">
      <style:text-properties officeooo:paragraph-rsid="002c3bc7"/>
    </style:style>
    <style:style style:name="P33" style:family="paragraph" style:parent-style-name="Normal_20__28_Web_29_">
      <style:text-properties officeooo:rsid="002d4aed" officeooo:paragraph-rsid="002d4aed"/>
    </style:style>
    <style:style style:name="P34" style:family="paragraph" style:parent-style-name="Normal_20__28_Web_29_">
      <style:text-properties officeooo:paragraph-rsid="002d4aed"/>
    </style:style>
    <style:style style:name="P35" style:family="paragraph" style:parent-style-name="Normal_20__28_Web_29_">
      <style:text-properties officeooo:rsid="002d6534" officeooo:paragraph-rsid="002d6534"/>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Standard">
      <style:text-properties officeooo:rsid="00189ffc" officeooo:paragraph-rsid="00189ffc"/>
    </style:style>
    <style:style style:name="P38" style:family="paragraph" style:parent-style-name="Heading_20_1" style:list-style-name="WWNum2"/>
    <style:style style:name="P39" style:family="paragraph" style:parent-style-name="Heading_20_1" style:list-style-name="WWNum2">
      <style:paragraph-properties fo:margin-top="0.25in" fo:margin-bottom="0in" loext:contextual-spacing="false"/>
    </style:style>
    <style:style style:name="P40"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font-size="20pt" style:font-size-asian="20pt" style:font-name-complex="Times New Roman1"/>
    </style:style>
    <style:style style:name="T3" style:family="text">
      <style:text-properties style:font-name="Cambria"/>
    </style:style>
    <style:style style:name="T4" style:family="text">
      <style:text-properties style:font-name="Cambria" style:text-underline-style="solid" style:text-underline-width="auto" style:text-underline-color="font-color"/>
    </style:style>
    <style:style style:name="T5" style:family="text">
      <style:text-properties style:font-name="Cambria" style:text-underline-style="solid" style:text-underline-width="auto" style:text-underline-color="font-color" fo:font-weight="bold" style:font-weight-asian="bold"/>
    </style:style>
    <style:style style:name="T6" style:family="text">
      <style:text-properties style:font-name="Cambria" style:text-underline-style="solid" style:text-underline-width="auto" style:text-underline-color="font-color" fo:font-weight="bold" officeooo:rsid="001a949c" style:font-weight-asian="bold"/>
    </style:style>
    <style:style style:name="T7" style:family="text">
      <style:text-properties style:font-name="Cambria" style:text-underline-style="solid" style:text-underline-width="auto" style:text-underline-color="font-color" fo:font-weight="bold" officeooo:rsid="002c3bc7" style:font-weight-asian="bold"/>
    </style:style>
    <style:style style:name="T8" style:family="text">
      <style:text-properties style:font-name="Cambria" style:text-underline-style="solid" style:text-underline-width="auto" style:text-underline-color="font-color" fo:font-weight="bold" officeooo:rsid="002d4aed" style:font-weight-asian="bold"/>
    </style:style>
    <style:style style:name="T9" style:family="text">
      <style:text-properties style:font-name="Cambria" fo:font-weight="bold" style:font-weight-asian="bold"/>
    </style:style>
    <style:style style:name="T10" style:family="text">
      <style:text-properties style:font-name="Cambria" fo:font-style="italic" style:font-style-asian="italic"/>
    </style:style>
    <style:style style:name="T11" style:family="text">
      <style:text-properties style:font-name="Cambria" officeooo:rsid="00156213"/>
    </style:style>
    <style:style style:name="T12" style:family="text">
      <style:text-properties style:font-name="Cambria" officeooo:rsid="001a949c"/>
    </style:style>
    <style:style style:name="T13" style:family="text">
      <style:text-properties style:font-name="Cambria" officeooo:rsid="0023566c"/>
    </style:style>
    <style:style style:name="T14" style:family="text">
      <style:text-properties style:font-name="Cambria" officeooo:rsid="00246955"/>
    </style:style>
    <style:style style:name="T15" style:family="text">
      <style:text-properties style:font-name="Cambria" style:text-underline-style="none" fo:font-weight="normal" style:font-weight-asian="normal" style:font-weight-complex="normal"/>
    </style:style>
    <style:style style:name="T16" style:family="text">
      <style:text-properties style:font-name="Cambria" style:text-underline-style="none" fo:font-weight="normal" officeooo:rsid="001a949c" style:font-weight-asian="normal" style:font-weight-complex="normal"/>
    </style:style>
    <style:style style:name="T17" style:family="text">
      <style:text-properties style:font-name="Cambria" style:text-underline-style="none" fo:font-weight="normal" officeooo:rsid="0025745e" style:font-weight-asian="normal" style:font-weight-complex="normal"/>
    </style:style>
    <style:style style:name="T18" style:family="text">
      <style:text-properties style:font-name="Cambria" style:text-underline-style="none" fo:font-weight="normal" officeooo:rsid="002aae47" style:font-weight-asian="normal" style:font-weight-complex="normal"/>
    </style:style>
    <style:style style:name="T19" style:family="text">
      <style:text-properties style:font-name="Cambria" style:text-underline-style="none" fo:font-weight="normal" officeooo:rsid="002b69fa" style:font-weight-asian="normal" style:font-weight-complex="normal"/>
    </style:style>
    <style:style style:name="T20" style:family="text">
      <style:text-properties style:font-name="Cambria" style:text-underline-style="none" fo:font-weight="normal" officeooo:rsid="002e6a11" style:font-weight-asian="normal" style:font-weight-complex="normal"/>
    </style:style>
    <style:style style:name="T21" style:family="text">
      <style:text-properties fo:font-weight="bold"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color="#00000a" style:font-name="Cambria"/>
    </style:style>
    <style:style style:name="T25" style:family="text">
      <style:text-properties fo:color="#00000a" style:font-name="Cambria" style:text-underline-style="solid" style:text-underline-width="auto" style:text-underline-color="font-color"/>
    </style:style>
    <style:style style:name="T26" style:family="text">
      <style:text-properties fo:color="#00000a" style:font-name="Cambria" style:text-underline-style="solid" style:text-underline-width="auto" style:text-underline-color="font-color" style:font-name-complex="Courier New2"/>
    </style:style>
    <style:style style:name="T27" style:family="text">
      <style:text-properties officeooo:rsid="001152fc"/>
    </style:style>
    <style:style style:name="T28" style:family="text">
      <style:text-properties officeooo:rsid="0014d7f6"/>
    </style:style>
    <style:style style:name="T29" style:family="text">
      <style:text-properties officeooo:rsid="00169efd"/>
    </style:style>
    <style:style style:name="T30" style:family="text">
      <style:text-properties officeooo:rsid="00189ffc"/>
    </style:style>
    <style:style style:name="T31" style:family="text">
      <style:text-properties officeooo:rsid="0018dc6d"/>
    </style:style>
    <style:style style:name="T32" style:family="text">
      <style:text-properties officeooo:rsid="0019c533"/>
    </style:style>
    <style:style style:name="T33" style:family="text">
      <style:text-properties officeooo:rsid="00202b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Graphics">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2">I</text:span><text:bookmark-start text:name="__DdeLink__461_3854611798"/><text:span text:style-name="T2">ntroduction to Android Studio and Version Control</text:span><text:bookmark-end text:name="__DdeLink__461_3854611798"/></text:p>
      <text:p text:style-name="P2"/>
      <text:list xml:id="list3585500325" text:style-name="WWNum2">
        <text:list-item>
          <text:h text:style-name="P38" text:outline-level="1">Check Out an Android Tablet</text:h>
        </text:list-item>
      </text:list>
      <text:p text:style-name="Standard"/>
      <text:p text:style-name="P6">A technician should here at the beginning of lab. She/he will check out an Android tablet to you, which you will use during the entire semester. Treat your Android tablet kindly, and do not lose any parts. </text:p>
      <text:list xml:id="list122035645956730" text:continue-numbering="true" text:style-name="WWNum2">
        <text:list-item>
          <text:h text:style-name="P38" text:outline-level="1">Getting Started With Building and Running Projects Under Android Studio</text:h>
        </text:list-item>
      </text:list>
      <text:p text:style-name="Standard"/>
      <text:p text:style-name="Normal_20__28_Web_29_"><text:span text:style-name="T5">Checkpoint 1 (10 points):</text:span><text:span text:style-name="T9"> </text:span><text:span text:style-name="T3">Create a project from scratch and run it on your tablet. <text:s/>The instructor will step you through this process as part of the intro lecture.</text:span></text:p>
      <text:list xml:id="list122035409927349" text:continue-numbering="true" text:style-name="WWNum2">
        <text:list-item>
          <text:h text:style-name="P38" text:outline-level="1">Git Version Control: Commit and Push Projects</text:h>
        </text:list-item>
      </text:list>
      <text:p text:style-name="Standard"/>
      <text:p text:style-name="Text_20_body_20__28_user_29_"><text:span text:style-name="T3">We will be using the </text:span><text:span text:style-name="T10">Git</text:span><text:span text:style-name="T3"> version control system (VCS). Using Git will allow you to make a local "snapshot" of your project, and then to revert back to previous snapshots. Local means it is save on the computer you are working on. (For example if you delete some code that you later realize that you need, you can recover it.)</text:span></text:p>
      <text:list xml:id="list306241868" text:style-name="WWNum4">
        <text:list-item>
          <text:p text:style-name="P12">Tell Android Studio that you will be using Git, and have it create a local Git repository:</text:p>
          <text:list>
            <text:list-item>
              <text:p text:style-name="P12">On the menu select VCS -&gt; Enable Version Control Integration …</text:p>
            </text:list-item>
            <text:list-item>
              <text:p text:style-name="P12">select ‘Git’ from the drop-down menu</text:p>
            </text:list-item>
            <text:list-item>
              <text:p text:style-name="P12">Press the ‘OK’ button</text:p>
            </text:list-item>
          </text:list>
        </text:list-item>
        <text:list-item>
          <text:p text:style-name="P12">Tell Git what source and configuration files you want to keep track of. </text:p>
          <text:list>
            <text:list-item>
              <text:p text:style-name="P11"><text:span text:style-name="T3">Right-click on the project name (e.g., Lab01, or whatever you named it), then choose the menu-item. <text:s/>The key is that you right click on the program name (for example, AnotherHello in the screen shot below) to assure that all the relevant project files are added. <text:s/></text:span><text:span text:style-name="T9">Fair warning:</text:span><text:span text:style-name="T3"> If you fail to do this correctly, you may have to start over on this lab.</text:span></text:p>
            </text:list-item>
            <text:list-item>
              <text:p text:style-name="P12">Git -&gt; +Add (You can also find Git through the VCS menu (VCS -&gt; Git -&gt; +Add))</text:p>
            </text:list-item>
            <text:list-item>
              <text:p text:style-name="P12"><text:soft-page-break/>If you are asked to commit vcs.xml, say No.</text:p>
            </text:list-item>
          </text:list>
        </text:list-item>
      </text:list>
      <text:p text:style-name="P5"/>
      <text:list xml:id="list122034552430175" text:continue-numbering="true" text:style-name="WWNum4">
        <text:list-item>
          <text:p text:style-name="P12"><text:bookmark-start text:name="_Ref376610365"/>Commit those files into the repository<text:bookmark-end text:name="_Ref376610365"/></text:p>
          <text:list>
            <text:list-item>
              <text:p text:style-name="P12">In the VCS menu, select Commit. <text:s/>A Commit Changes dialog will appear.</text:p>
            </text:list-item>
            <text:list-item>
              <text:p text:style-name="P12">Commit message: "Initial commit."</text:p>
            </text:list-item>
            <text:list-item>
              <text:p text:style-name="P12">Press the 'Commit' button.</text:p>
            </text:list-item>
            <text:list-item>
              <text:p text:style-name="P12">If any warnings occur, a dialog will appear. Just press 'Commit' on these as well.</text:p>
            </text:list-item>
          </text:list>
        </text:list-item>
        <text:list-item>
          <text:p text:style-name="P11"><text:span text:style-name="T3">You should get a message to the effect that the </text:span><text:span text:style-name="T10">commit</text:span><text:span text:style-name="T3"> was successful, and that it committed some number of file. <text:s/>You have now taken a “snapshot” of the current software. You can go back to this version at any time.</text:span></text:p>
        </text:list-item>
      </text:list>
      <text:p text:style-name="P3"/>
      <text:list xml:id="list122036520501631" text:continue-numbering="true" text:style-name="WWNum4">
        <text:list-item>
          <text:p text:style-name="P12">Verify that your commit was successful:</text:p>
          <text:list>
            <text:list-item>
              <text:p text:style-name="P12">Right click on your project name as you did in step 2b above</text:p>
            </text:list-item>
            <text:list-item>
              <text:p text:style-name="P12">Select Git -&gt; Show History <text:s text:c="2"/>This should bring up a Version Control tab at the bottom of your Android Studio window. <text:s/>The history should contain only one item: <text:s/>your “Initial Commit”.</text:p>
            </text:list-item>
            <text:list-item>
              <text:p text:style-name="P12">Double click on the commit to see a dialog with a list of all the files you committed.</text:p>
            </text:list-item>
          </text:list>
        </text:list-item>
      </text:list>
      <text:p text:style-name="Standard"/>
      <text:p text:style-name="P7"><text:span text:style-name="T9">Checkpoint 2 (10 points): </text:span><text:span text:style-name="T3">Have your instructor or lab assistant verify that you have done a commit.</text:span></text:p>
      <text:p text:style-name="P7"><text:span text:style-name="T9">Checkpoint 3 (10 points): </text:span><text:span text:style-name="T3">Change the text property in the layout file to include your name in the hello message with text size 60dp. “Hello &lt;your name&gt;.” Commit your changes and have your instructor or lab assistant verify the change.</text:span></text:p>
      <text:p text:style-name="P8"/>
      <text:p text:style-name="P8">Now that you’ve made a change, you will practice reverting to your original snapshot version:</text:p>
      <text:list xml:id="list1087524872" text:style-name="WWNum5">
        <text:list-item>
          <text:p text:style-name="P16"><text:span text:style-name="T3">Right click on the name of your project and select </text:span><text:span text:style-name="T10">LocalHistory -&gt; Show History</text:span><text:span text:style-name="T3">. This should bring up a window that shows the differences between the current state of the project and your last commit. <text:s/>Specifically, activity_main.xml has changed.</text:span></text:p>
        </text:list-item>
        <text:list-item>
          <text:p text:style-name="P13"><text:soft-page-break/>Right-click on activity_main.xml in the window and select Show Differences. <text:s/>A window should appear that shows you specifically what changes you have made. <text:s/>Verify those changes are consistent with your expectations. <text:s text:c="2"/>Then close this window.</text:p>
        </text:list-item>
        <text:list-item>
          <text:p text:style-name="P13">In the left pane of the current window is a list of changes. <text:s/>This should include all the files in your initial commit. <text:s/>At the very top of this list your more recent change to activity_main.xml should be listed. <text:s/>Below is an oval that is labeled something like “Commit Changes: Initial commit”. <text:s/>Right click on this and select “Revert”.</text:p>
        </text:list-item>
        <text:list-item>
          <text:p text:style-name="P13">Close the window and rerun the app on your tablet. It should have the original behavior (Hello, World!).</text:p>
        </text:list-item>
        <text:list-item>
          <text:p text:style-name="P13">In a similar manner, go back to the newer version. </text:p>
        </text:list-item>
        <text:list-item>
          <text:p text:style-name="P13">Rerun the app on your tablet. It should again have the new behavior.</text:p>
        </text:list-item>
      </text:list>
      <text:p text:style-name="Standard"><text:span text:style-name="T21">Checkpoint 4 (10 points) </text:span>Demonstrate to the instructor or lab assistant that you can move between versions. </text:p>
      <text:p text:style-name="Standard"/>
      <text:p text:style-name="Standard">So far, your repository is on your local P:-drive, but you’d really like it in a location that you can easily access it from anywhere in the world. You’ll use the repository service provided by GitHub.com. <text:s text:c="2"/>Unless it already exists, please visit the website and create a new account <text:span text:style-name="T22">with your UP email address</text:span>.</text:p>
      <text:p text:style-name="Standard"/>
      <text:p text:style-name="P5">Once that is done, the software for our application will be in three places:</text:p>
      <text:list xml:id="list3801973841" text:style-name="WWNum6">
        <text:list-item>
          <text:p text:style-name="P14">The current version will be in the Android Studio project on your P:-drive.</text:p>
        </text:list-item>
        <text:list-item>
          <text:p text:style-name="P17"><text:span text:style-name="T3">All </text:span><text:span text:style-name="T10">committed</text:span><text:span text:style-name="T3"> versions will be in the local Git repository on your P-drive.</text:span></text:p>
        </text:list-item>
        <text:list-item>
          <text:p text:style-name="P17"><text:span text:style-name="T3">All </text:span><text:span text:style-name="T10">pushed</text:span><text:span text:style-name="T3"> versions will be accessible on the GitHub site.</text:span></text:p>
          <text:list>
            <text:list-item>
              <text:p text:style-name="P14">Take care, because by default GitHub projects are public, so that anyone with an internet connection can download them. (You will later be instructed on how to use private repositories.)</text:p>
            </text:list-item>
          </text:list>
        </text:list-item>
      </text:list>
      <text:p text:style-name="P5">To push your repository to GitHub:</text:p>
      <text:list xml:id="list4292250243" text:style-name="WWNum7">
        <text:list-item>
          <text:p text:style-name="P15">Select VCS -&gt; Import into Version Control -&gt; Share Project on GitHub</text:p>
        </text:list-item>
        <text:list-item>
          <text:p text:style-name="P15">Type in your GitHub user id and password. <text:s/>A new dialog will appear asking for information about the new repository. <text:s/></text:p>
          <text:list>
            <text:list-item>
              <text:p text:style-name="P15">Repository Name: <text:s/>pick something appropriate. <text:s/>Do not use the default</text:p>
            </text:list-item>
            <text:list-item>
              <text:p text:style-name="P18"><text:span text:style-name="T3">Do </text:span><text:span text:style-name="T4">not</text:span><text:span text:style-name="T3"> make it a private repository. <text:s/>(You may do this later.)</text:span></text:p>
            </text:list-item>
            <text:list-item>
              <text:p text:style-name="P15">Remote: <text:s/>origin</text:p>
            </text:list-item>
            <text:list-item>
              <text:p text:style-name="P15"><text:soft-page-break/>Description: <text:s/>optional</text:p>
            </text:list-item>
          </text:list>
        </text:list-item>
      </text:list>
      <text:p text:style-name="P10">Press the Share button when done.</text:p>
      <text:list xml:id="list122036138724695" text:continue-numbering="true" text:style-name="WWNum7">
        <text:list-item>
          <text:p text:style-name="P15">A dialog will appear asking you what files to commit. <text:s/>Select OK.</text:p>
          <text:list>
            <text:list-item>
              <text:p text:style-name="P15">If you are asked to commit vcs.xml, say No.</text:p>
            </text:list-item>
          </text:list>
        </text:list-item>
      </text:list>
      <text:p text:style-name="P5"/>
      <text:p text:style-name="P5">Return to your web browser and locate the repository that you just created on GitHub.</text:p>
      <text:p text:style-name="Standard"/>
      <text:p text:style-name="Normal_20__28_Web_29_"><text:span text:style-name="T9">Checkpoint 5 (10 points): </text:span><text:span text:style-name="T3">Demonstrate to the instructor or lab assistant that the project has been pushed and that you can navigate though the online file system to find your resource files.</text:span></text:p>
      <text:list xml:id="list122035676317553" text:continue-list="list122035409927349" text:style-name="WWNum2">
        <text:list-item>
          <text:h text:style-name="P39" text:outline-level="1">Git Version Control System of <text:span text:style-name="T30">the Birthday Cake App</text:span></text:h>
        </text:list-item>
      </text:list>
      <text:p text:style-name="Standard"/>
      <text:p text:style-name="P4">In this section you will check out an existing project (<text:span text:style-name="T28">BirthdayCake</text:span>) from GitHub. <text:s/></text:p>
      <text:p text:style-name="P4"/>
      <text:p text:style-name="Standard">This download process gives you a copy of a project from a repository using this process you get your own version. There is no connection between the modifications you make to this copy and the original. </text:p>
      <text:p text:style-name="Standard"/>
      <text:list xml:id="list897039274" text:style-name="EdEppStyle">
        <text:list-item>
          <text:p text:style-name="P24"><text:span text:style-name="T24">Create a folder named </text:span><text:span text:style-name="T26">cs371</text:span><text:span text:style-name="T24"> somewhere on your </text:span><text:span text:style-name="T25">P:</text:span><text:span text:style-name="T24"> drive.</text:span></text:p>
        </text:list-item>
        <text:list-item>
          <text:p text:style-name="P21">Find and clone the starter-project repository by:</text:p>
          <text:list>
            <text:list-item>
              <text:p text:style-name="P21">Go to the project on github.com</text:p>
            </text:list-item>
          </text:list>
        </text:list-item>
      </text:list>
      <text:p text:style-name="P9">https://github.com/cs301up/BirthdayCake</text:p>
      <text:list xml:id="list122034997501239" text:continue-numbering="true" text:style-name="EdEppStyle">
        <text:list-item>
          <text:list>
            <text:list-item>
              <text:p text:style-name="P21">Download the zip-file for the project by clicking the “<text:span text:style-name="T27">Clone or Download</text:span>” button on the right hand side of the page <text:span text:style-name="T27">and then selecting Download ZIP.</text:span></text:p>
            </text:list-item>
            <text:list-item>
              <text:p text:style-name="P20"><text:span text:style-name="T24">Unzip this starter file into a subfolder of your </text:span><text:span text:style-name="T3">c371 folder on your</text:span><text:span text:style-name="T24"> P-drive.</text:span></text:p>
            </text:list-item>
          </text:list>
        </text:list-item>
      </text:list>
      <text:p text:style-name="Standard"/>
      <text:list xml:id="list122036308298986" text:continue-numbering="true" text:style-name="EdEppStyle">
        <text:list-item>
          <text:p text:style-name="P19">Open the downloaded project in Android Studio</text:p>
          <text:list>
            <text:list-item>
              <text:p text:style-name="P19">Close open Android Studio projects (File -&gt; Close Project). This should bring you back to the “Welcome to Android Studio” screen.</text:p>
            </text:list-item>
            <text:list-item>
              <text:p text:style-name="P21">Open in Android Studio the project that was downloaded and unzipped in “Preliminaries.</text:p>
            </text:list-item>
            <text:list-item>
              <text:p text:style-name="P21">Press “Open an existing Android Studio project”</text:p>
            </text:list-item>
          </text:list>
        </text:list-item>
        <text:list-item>
          <text:p text:style-name="P21"><text:soft-page-break/>Browse to the project you just unzipped (P:\cs371\...); open the project.</text:p>
          <text:list>
            <text:list-item>
              <text:p text:style-name="P21">IMPORTANT: Select the file that has the icon matching the one for Android Studio</text:p>
            </text:list-item>
          </text:list>
        </text:list-item>
        <text:list-item>
          <text:p text:style-name="P21">If it asks you “Would you like to remove VCS root …”, say ‘Yes’.</text:p>
        </text:list-item>
      </text:list>
      <text:p text:style-name="P37"><text:span text:style-name="T23">Note:</text:span> <text:s/>You may see an error that says “Invalid VCS root mapping.” <text:s/>This is normal <text:span text:style-name="T31">as Android Studio is expressing confusion that the project came from Git but is not checked in anywhere. <text:s/>This </text:span>should go away once you check your project in.</text:p>
      <text:p text:style-name="Standard"/>
      <text:p text:style-name="Standard">Once you have the app downloaded, verify that you can run it on your tablet. <text:s/>Then, create a new repository of your own for this project on GitHub.</text:p>
      <text:p text:style-name="Standard"/>
      <text:p text:style-name="Normal_20__28_Web_29_"><text:span text:style-name="T5">Checkpoint 6 (10 points):</text:span><text:span text:style-name="T9"> </text:span><text:span text:style-name="T3">Have your instructor or lab assistant verify that </text:span><text:span text:style-name="T11">the BirtdayCake</text:span><text:span text:style-name="T3"> app is running on your tablet and that you have pushed it to your repository.</text:span></text:p>
      <text:p text:style-name="P6">Now you want to modify the app. <text:s/>In the project explorer tree (<text:span text:style-name="T32">left</text:span> hand side) locate the file named activity_<text:span text:style-name="T29">main</text:span>.xml. <text:s/>This file describes the user interface of the app and shows you a preview of what it looks like. <text:s/></text:p>
      <text:p text:style-name="P23">The application currently has a TextView at the top that says “Welcome to CS371”. <text:s/>Modify this TextView to say “Happy Birthday!” instead. <text:s/>Then make the font much larger and a <text:span text:style-name="T33">pumpkin orange color.</text:span></text:p>
      <text:p text:style-name="Normal_20__28_Web_29_"><text:span text:style-name="T5">Checkpoint 7 (10 points):</text:span><text:span text:style-name="T9"> </text:span><text:span text:style-name="T3">Have your instructor or lab assistant verify that you have successfully made </text:span><text:bookmark text:name="_GoBack"/><text:span text:style-name="T3">the changes.</text:span><text:span text:style-name="T9"> </text:span></text:p>
      <text:p text:style-name="P6">Now, you want to check this revised version into GitHub. <text:s text:c="2"/>Follow these steps:</text:p>
      <text:list xml:id="list2761579193" text:style-name="EdEppStyle">
        <text:list-item>
          <text:p text:style-name="P25"><text:span text:style-name="T12">Commit the project to your local repository</text:span></text:p>
          <text:list>
            <text:list-item>
              <text:p text:style-name="P26"><text:span text:style-name="T3">On the menu, select VCS → Commit… <text:s/>A “Commit Changes” dialog will appear. The only file that should have changed is activity_main.xml.</text:span></text:p>
            </text:list-item>
            <text:list-item>
              <text:p text:style-name="P26"><text:span text:style-name="T3">Enter a commit message describing what you did</text:span></text:p>
            </text:list-item>
            <text:list-item>
              <text:p text:style-name="P26"><text:span text:style-name="T3">Hit the Commit button. <text:s/>You may be asked to review warnings as Android has (rightly) identified things that could be improved with the layout. <text:s/>For now, it is safe to ignore these and confirm the commit.</text:span></text:p>
            </text:list-item>
          </text:list>
        </text:list-item>
        <text:list-item>
          <text:p text:style-name="P26"><text:span text:style-name="T3">Now push your changes to GitHub</text:span></text:p>
          <text:list>
            <text:list-item>
              <text:p text:style-name="P26"><text:span text:style-name="T3">On the menu, select VCS → Git → Push… <text:s text:c="2"/>A “Push Commits” dialog will appear.</text:span></text:p>
            </text:list-item>
            <text:list-item>
              <text:p text:style-name="P26"><text:soft-page-break/><text:span text:style-name="T3">Press the Push button</text:span></text:p>
            </text:list-item>
          </text:list>
        </text:list-item>
      </text:list>
      <text:p text:style-name="P27"><text:span text:style-name="T3">In a web browser, <text:s/>verify that the change has appeared on GitHub and view the </text:span><text:span text:style-name="T13">modifications to</text:span><text:span text:style-name="T3"> </text:span><text:span text:style-name="T14">the </text:span><text:span text:style-name="T3">activity_main.xml file there.</text:span></text:p>
      <text:p text:style-name="P28"><text:span text:style-name="T6">Checkpoint 8 (10 points):</text:span><text:span text:style-name="T16"> <text:s/></text:span><text:span text:style-name="T17">Show your instructor or lab assistant the modified app running on your tablet and also show the changes on GitHub. <text:s/></text:span></text:p>
      <text:p text:style-name="P29"><text:span text:style-name="T17">T</text:span><text:span text:style-name="T15">he app currently has two buttons at the bottom. <text:s/>Add a Switch control between the two buttons. <text:s/>The label on this switch should be labeled “Frosting”.</text:span></text:p>
      <text:p text:style-name="P30"><text:span text:style-name="T15">Commit your changes and push them to </text:span><text:span text:style-name="T18">your project </text:span><text:span text:style-name="T19">on </text:span><text:span text:style-name="T15">GitHub.</text:span></text:p>
      <text:p text:style-name="P32"><text:span text:style-name="T6">Checkpoint </text:span><text:span text:style-name="T7">9</text:span><text:span text:style-name="T6"> (10 points):</text:span><text:span text:style-name="T16"> <text:s/></text:span><text:span text:style-name="T17">Show your instructor or lab assistant the modified app running on your tablet and also show the changes on GitHub. <text:s/></text:span></text:p>
      <text:p text:style-name="P33"><text:span text:style-name="T17">L</text:span><text:span text:style-name="T15">ocate the file in your project that is named CakeView.java. <text:s/>It contains the CakeView class. <text:s/>The code there is what draws the cake on the screen.</text:span></text:p>
      <text:p text:style-name="P33"><text:span text:style-name="T15">Modify this Java code so that there is a second candle on the cake.</text:span></text:p>
      <text:p text:style-name="P31"><text:span text:style-name="T15">Commit your changes and push them to </text:span><text:span text:style-name="T18">your project </text:span><text:span text:style-name="T19">on </text:span><text:span text:style-name="T15">GitHub.</text:span></text:p>
      <text:p text:style-name="P34"><text:span text:style-name="T6">Checkpoint </text:span><text:span text:style-name="T8">10</text:span><text:span text:style-name="T6"> (10 points):</text:span><text:span text:style-name="T16"> <text:s/></text:span><text:span text:style-name="T17">Show your instructor or lab assistant the modified app running on your tablet and also show the changes on GitHub. <text:s/></text:span></text:p>
      <text:p text:style-name="P34"><text:span text:style-name="T20"/></text:p>
      <text:p text:style-name="P35"><text:span text:style-name="T17">C</text:span><text:span text:style-name="T15">ongratulations. <text:s/>You have completed your first CS371 l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3335in" fo:margin-bottom="0in" loext: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next-style-name="Standard" style:auto-update="true" style:default-outline-level="" style:class="index">
      <style:paragraph-properties fo:margin-top="0.25in" fo:margin-bottom="0in" loext: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Plain_20_Text" style:display-name="Plain Text" style:family="paragraph" style:parent-style-name="Standard" style:default-outline-level="">
      <style:text-properties style:font-name="Courier" fo:font-family="Courier" style:font-family-generic="roman" style:font-pitch="variable" fo:font-size="10.5pt" style:font-size-asian="10.5pt" style:font-size-complex="10.5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in" fo:margin-bottom="0.139in" loext:contextual-spacing="false" fo:line-height="115%" fo:hyphenation-ladder-count="no-limit">
        <style:tab-stops>
          <style:tab-stop style:position="0.5in"/>
        </style:tab-stops>
      </style:paragraph-properties>
      <style:text-properties fo:color="#000000" style:font-name="Times New Roman" fo:font-family="'Times New Roman'" style:font-family-generic="roman" style:font-pitch="variable" style:font-name-asian="Droid Sans Fallback" style:font-family-asian="'Droid Sans Fallback'" style:font-family-generic-asian="system" style:font-pitch-asian="variable" style:language-asian="zh" style:country-asian="CN" style:font-name-complex="FreeSans" style:font-family-complex="FreeSans" style:font-family-generic-complex="system" style:font-pitch-complex="variable" style:language-complex="hi" style:country-complex="IN" fo:hyphenate="false" fo:hyphenation-remain-char-count="2" fo:hyphenation-push-char-count="2"/>
    </style:style>
    <style:style style:name="Frame_20_contents" style:display-name="Frame contents" style:family="paragraph" style:parent-style-name="Standard" style:default-outline-level="" style:class="extra"/>
    <style:style style:name="Text_20_body_20__28_user_29_" style:display-name="Text body (user)" style:family="paragraph" style:parent-style-name="Standard" style:default-outline-level="">
      <style:paragraph-properties fo:margin-top="0in" fo:margin-bottom="0.0835in" loext:contextual-spacing="false" fo:line-height="115%" fo:hyphenation-ladder-count="no-limit">
        <style:tab-stops>
          <style:tab-stop style:position="0.5in"/>
        </style:tab-stops>
      </style:paragraph-properties>
      <style:text-properties fo:color="#000000" style:font-name="Times New Roman" fo:font-family="'Times New Roman'" style:font-family-generic="roman" style:font-pitch="variable" style:font-name-asian="Droid Sans Fallback" style:font-family-asian="'Droid Sans Fallback'" style:font-family-generic-asian="system" style:font-pitch-asian="variable" style:language-asian="zh" style:country-asian="CN" style:font-name-complex="FreeSans" style:font-family-complex="FreeSans" style:font-family-generic-complex="system" style:font-pitch-complex="variable" style:language-complex="hi" style:country-complex="IN"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l-k" style:family="text" style:parent-style-name="Default_20_Paragraph_20_Font"/>
    <style:style style:name="pl-smi" style:family="text" style:parent-style-name="Default_20_Paragraph_20_Font"/>
    <style:style style:name="pl-c" style:family="text" style:parent-style-name="Default_20_Paragraph_20_Font"/>
    <style:style style:name="pl-en" style:family="text" style:parent-style-name="Default_20_Paragraph_20_Font"/>
    <style:style style:name="pl-e" style:family="text" style:parent-style-name="Default_20_Paragraph_20_Font"/>
    <style:style style:name="pl-v" style:family="text" style:parent-style-name="Default_20_Paragraph_20_Font"/>
    <style:style style:name="pl-c1" style:family="text" style:parent-style-name="Default_20_Paragraph_20_Font"/>
    <style:style style:name="Plain_20_Text_20_Char" style:display-name="Plain Text Char" style:family="text" style:parent-style-name="Default_20_Paragraph_20_Font">
      <style:text-properties style:font-name="Courier" fo:font-family="Courier" style:font-family-generic="roman" style:font-pitch="variable" fo:font-size="10.5pt" style:font-size-asian="10.5pt"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Symbol1" style:font-family-complex="Symbol" style:font-family-generic-complex="system" style:font-pitch-complex="variable"/>
    </style:style>
    <style:style style:name="ListLabel_20_4" style:display-name="ListLabel 4" style:family="text">
      <style:text-properties fo:font-size="10pt" style:font-size-asian="10pt" style:font-name-complex="Courier New2" style:font-family-complex="'Courier New'" style:font-family-generic-complex="system" style:font-pitch-complex="variable"/>
    </style:style>
    <style:style style:name="ListLabel_20_5" style:display-name="ListLabel 5" style:family="text">
      <style:text-properties fo:font-size="10pt" style:font-size-asian="10pt" style:font-name-complex="Symbol1" style:font-family-complex="Symbol" style:font-family-generic-complex="system" style:font-pitch-complex="variable"/>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dEppStyl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Graphics">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4" draw:name="Frame1" draw:style-name="Mgr1" draw:text-style-name="MP2" svg:width="0.0933in" svg:height="0.1941in" svg:x="5.9063in" svg:y="0.0008in"><text:p text:style-name="Footer"><text:span text:style-name="page_20_number"><text:span text:style-name="MT1"><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xoll, Andrew</meta:initial-creator>
    <meta:editing-cycles>82</meta:editing-cycles>
    <meta:creation-date>2019-08-25T20:36:00</meta:creation-date>
    <dc:date>2019-08-27T12:20:33.898000000</dc:date>
    <dc:language>en-US</dc:language>
    <meta:editing-duration>PT3H8M45S</meta:editing-duration>
    <meta:generator>LibreOffice/6.2.2.2$Windows_X86_64 LibreOffice_project/2b840030fec2aae0fd2658d8d4f9548af4e3518d</meta:generator>
    <meta:document-statistic meta:table-count="0" meta:image-count="0" meta:object-count="0" meta:page-count="6" meta:paragraph-count="94" meta:word-count="1740" meta:character-count="9832" meta:non-whitespace-character-count="8175"/>
    <meta:user-defined meta:name="AppVersion">16.0000</meta:user-defined>
    <meta:user-defined meta:name="Company">Clydes Da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